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45b" officeooo:paragraph-rsid="0005445b"/>
    </style:style>
    <style:style style:name="P2" style:family="paragraph" style:parent-style-name="Standard">
      <style:text-properties officeooo:rsid="0006cf08" officeooo:paragraph-rsid="0006cf08"/>
    </style:style>
    <style:style style:name="P3" style:family="paragraph" style:parent-style-name="Standard">
      <style:text-properties officeooo:rsid="00072359" officeooo:paragraph-rsid="000723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 : Wesley Antunes </text:p>
      <text:p text:style-name="P1">2info1 </text:p>
      <text:p text:style-name="P1"/>
      <text:p text:style-name="P1">Mensagem de aviso </text:p>
      <text:p text:style-name="P1"/>
      <text:p text:style-name="P1">avisa sobre um problema que pode aconetcer no futuro </text:p>
      <text:p text:style-name="P1"/>
      <text:p text:style-name="P1">Ex: se manter senha fraca podera ter problema no futuro</text:p>
      <text:p text:style-name="P1"/>
      <text:p text:style-name="P1">recuperação de senha nova senha encaminhada pelo sistema para o e-mail </text:p>
      <text:p text:style-name="P1">Mensagens tecnicas não apresentadas </text:p>
      <text:p text:style-name="P1">Devem ajudar o usuario no Sistema <text:s/>qual campo qual a regra </text:p>
      <text:p text:style-name="P1">ex: Cadastro mensagem cadastrado com susseso</text:p>
      <text:p text:style-name="P1">Cpf invalido </text:p>
      <text:p text:style-name="P1"/>
      <text:p text:style-name="P1">Estrutura mensagem </text:p>
      <text:p text:style-name="P1">problema-<text:tab/>causa<text:tab/><text:tab/><text:tab/><text:tab/>-solução </text:p>
      <text:p text:style-name="P1">data invalida <text:s text:c="2"/>data inferior dia de hoje<text:tab/></text:p>
      <text:p text:style-name="P1"/>
      <text:p text:style-name="P1">guiar o usuario caso houver algum erro </text:p>
      <text:p text:style-name="P1"/>
      <text:p text:style-name="P1"/>
      <text:p text:style-name="P1"/>
      <text:p text:style-name="P1">Nome informado pelo usario invalido</text:p>
      <text:p text:style-name="P1"/>
      <text:p text:style-name="P1">Causa <text:s/>e solução apresentada <text:s/></text:p>
      <text:p text:style-name="P1"/>
      <text:p text:style-name="P2">problema Nome funcionario com caracteres invalidos o nome deve ter mais de 10 caracteres e conter apenas letras e espaços </text:p>
      <text:p text:style-name="P2"/>
      <text:p text:style-name="P2"/>
      <text:p text:style-name="P2">Mensagem </text:p>
      <text:p text:style-name="P2"/>
      <text:p text:style-name="P2">Aviso </text:p>
      <text:p text:style-name="P2">O campo deve ser preenchido</text:p>
      <text:p text:style-name="P2">Campo obrigatorio</text:p>
      <text:p text:style-name="P2">Data invalida</text:p>
      <text:p text:style-name="P2">O campo deve ser preenchido quando campo esiver selecionado</text:p>
      <text:p text:style-name="P2"><text:tab/></text:p>
      <text:p text:style-name="P3">cnpj todo sistema tem um tipo de pessoa fisica abilita um campo de cpf </text:p>
      <text:p text:style-name="P3">pessoa juridica adiciona cnpj</text:p>
      <text:p text:style-name="P3">2 ultimos digitos cpf e a soma dos numeros se tiver errado sistema informado</text:p>
      <text:p text:style-name="P3"/>
      <text:p text:style-name="P2">Erro</text:p>
      <text:p text:style-name="P3">Ocorreu um erro inesperado Contate nossa central de atendimento pelo telefone ou e-mail informe os dados apresentados</text:p>
      <text:p text:style-name="P3"/>
      <text:p text:style-name="P3">Impressa não pode ser incluida porque este cnpj já esta cadastrado </text:p>
      <text:p text:style-name="P3">ex e-mail ja cadastrado cpf já cadastrado Usuario Unico</text:p>
      <text:p text:style-name="P2"/>
      <text:p text:style-name="P3">o guia de pagamento numero 0 não foi gerada </text:p>
      <text:p text:style-name="P2"/>
      <text:p text:style-name="P2"><text:soft-page-break/></text:p>
      <text:p text:style-name="P2"/>
      <text:p text:style-name="P2">Susseso</text:p>
      <text:p text:style-name="P2"/>
      <text:p text:style-name="P3">se 2 tabelas estao relacionadas e exclui uma informaçao em uma tabela ligada a outra não se pode excluir a informação</text:p>
      <text:p text:style-name="P3"/>
      <text:p text:style-name="P3">Aluno incluido com sucesso</text:p>
      <text:p text:style-name="P3"/>
      <text:p text:style-name="P3">Foram enviados x documentos para avaliaça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56:26.349000000</meta:creation-date>
    <dc:date>2019-10-24T19:28:13.098000000</dc:date>
    <meta:editing-duration>PT25S</meta:editing-duration>
    <meta:editing-cycles>1</meta:editing-cycles>
    <meta:document-statistic meta:table-count="0" meta:image-count="0" meta:object-count="0" meta:page-count="2" meta:paragraph-count="36" meta:word-count="240" meta:character-count="1480" meta:non-whitespace-character-count="1247"/>
    <meta:generator>LibreOffice/6.1.4.2$Windows_X86_64 LibreOffice_project/9d0f32d1f0b509096fd65e0d4bec26ddd1938fd3</meta:generator>
  </office:meta>
</office:document-meta>
</file>